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72in"/>
    </style:style>
    <style:style style:name="co2" style:family="table-column">
      <style:table-column-properties fo:break-before="auto" style:column-width="1.200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252in" fo:break-before="auto" style:use-optimal-row-height="true"/>
    </style:style>
    <style:style style:name="ro3" style:family="table-row">
      <style:table-row-properties style:row-height="0.3591in" fo:break-before="auto" style:use-optimal-row-height="true"/>
    </style:style>
    <style:style style:name="ro4" style:family="table-row">
      <style:table-row-properties style:row-height="0.192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18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Video Conferenc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First pass with GL and wihtout DctTiler underflow fix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Commands Sent</text:p>
          </table:table-cell>
          <table:table-cell office:value-type="string" calcext:value-type="string">
            <text:p>Bytes Transmitted</text:p>
          </table:table-cell>
          <table:table-cell office:value-type="string" calcext:value-type="string">
            <text:p>IV Num Reads</text:p>
          </table:table-cell>
          <table:table-cell office:value-type="string" calcext:value-type="string">
            <text:p>IV Bytes Read</text:p>
          </table:table-cell>
          <table:table-cell office:value-type="string" calcext:value-type="string">
            <text:p>IV Num Writes</text:p>
          </table:table-cell>
          <table:table-cell office:value-type="string" calcext:value-type="string">
            <text:p>IV Bytes Written</text:p>
          </table:table-cell>
          <table:table-cell office:value-type="string" calcext:value-type="string">
            <text:p>CP Num Reads</text:p>
          </table:table-cell>
          <table:table-cell office:value-type="string" calcext:value-type="string">
            <text:p>CP Bytes Read</text:p>
          </table:table-cell>
          <table:table-cell office:value-type="string" calcext:value-type="string">
            <text:p>CP Num Writes</text:p>
          </table:table-cell>
          <table:table-cell office:value-type="string" calcext:value-type="string">
            <text:p>CP Bytes Written</text:p>
          </table:table-cell>
          <table:table-cell office:value-type="string" calcext:value-type="string">
            <text:p>FV Num Reads</text:p>
          </table:table-cell>
          <table:table-cell office:value-type="string" calcext:value-type="string">
            <text:p>FV Bytes Read</text:p>
          </table:table-cell>
          <table:table-cell office:value-type="string" calcext:value-type="string">
            <text:p>FV Num Writes</text:p>
          </table:table-cell>
          <table:table-cell office:value-type="string" calcext:value-type="string">
            <text:p>FV Bytes Written</text:p>
          </table:table-cell>
          <table:table-cell office:value-type="string" calcext:value-type="string">
            <text:p>FV Time</text:p>
          </table:table-cell>
          <table:table-cell office:value-type="string" calcext:value-type="string">
            <text:p>Pixels Mapped</text:p>
          </table:table-cell>
          <table:table-cell office:value-type="string" calcext:value-type="string">
            <text:p>Pixels Blended</text:p>
          </table:table-cell>
          <table:table-cell/>
        </table:table-row>
        <table:table-row table:style-name="ro1">
          <table:table-cell/>
          <table:table-cell office:value-type="float" office:value="1896" calcext:value-type="float">
            <text:p>1896</text:p>
          </table:table-cell>
          <table:table-cell office:value-type="float" office:value="7776000" calcext:value-type="float">
            <text:p>7776000</text:p>
          </table:table-cell>
          <table:table-cell office:value-type="float" office:value="584944728" calcext:value-type="float">
            <text:p>584944728</text:p>
          </table:table-cell>
          <table:table-cell office:value-type="float" office:value="83607552000" calcext:value-type="float">
            <text:p>83607552000</text:p>
          </table:table-cell>
          <table:table-cell office:value-type="float" office:value="334430208000" calcext:value-type="float">
            <text:p>334430208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8691840000" calcext:value-type="float">
            <text:p>278691840000</text:p>
          </table:table-cell>
          <table:table-cell office:value-type="float" office:value="1226244096000" calcext:value-type="float">
            <text:p>1226244096000</text:p>
          </table:table-cell>
          <table:table-cell office:value-type="float" office:value="3435397824" calcext:value-type="float">
            <text:p>3435397824</text:p>
          </table:table-cell>
          <table:table-cell office:value-type="float" office:value="27483182592" calcext:value-type="float">
            <text:p>27483182592</text:p>
          </table:table-cell>
          <table:table-cell office:value-type="float" office:value="27869184000" calcext:value-type="float">
            <text:p>27869184000</text:p>
          </table:table-cell>
          <table:table-cell office:value-type="float" office:value="111476736000" calcext:value-type="float">
            <text:p>111476736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5456000" calcext:value-type="float">
            <text:p>435456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style-name="Default"/>
          <table:table-cell table:number-columns-repeated="19"/>
        </table:table-row>
        <table:table-row table:style-name="ro3">
          <table:table-cell office:value-type="string" calcext:value-type="string">
            <text:p>Second pass with GL and DctTiler underflow fix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Commands Sent</text:p>
          </table:table-cell>
          <table:table-cell office:value-type="string" calcext:value-type="string">
            <text:p>Bytes Transmitted</text:p>
          </table:table-cell>
          <table:table-cell office:value-type="string" calcext:value-type="string">
            <text:p>IV Num Reads</text:p>
          </table:table-cell>
          <table:table-cell office:value-type="string" calcext:value-type="string">
            <text:p>IV Bytes Read</text:p>
          </table:table-cell>
          <table:table-cell office:value-type="string" calcext:value-type="string">
            <text:p>IV Num Writes</text:p>
          </table:table-cell>
          <table:table-cell office:value-type="string" calcext:value-type="string">
            <text:p>IV Bytes Written</text:p>
          </table:table-cell>
          <table:table-cell office:value-type="string" calcext:value-type="string">
            <text:p>CP Num Reads</text:p>
          </table:table-cell>
          <table:table-cell office:value-type="string" calcext:value-type="string">
            <text:p>CP Bytes Read</text:p>
          </table:table-cell>
          <table:table-cell office:value-type="string" calcext:value-type="string">
            <text:p>CP Num Writes</text:p>
          </table:table-cell>
          <table:table-cell office:value-type="string" calcext:value-type="string">
            <text:p>CP Bytes Written</text:p>
          </table:table-cell>
          <table:table-cell office:value-type="string" calcext:value-type="string">
            <text:p>FV Num Reads</text:p>
          </table:table-cell>
          <table:table-cell office:value-type="string" calcext:value-type="string">
            <text:p>FV Bytes Read</text:p>
          </table:table-cell>
          <table:table-cell office:value-type="string" calcext:value-type="string">
            <text:p>FV Num Writes</text:p>
          </table:table-cell>
          <table:table-cell office:value-type="string" calcext:value-type="string">
            <text:p>FV Bytes Written</text:p>
          </table:table-cell>
          <table:table-cell office:value-type="string" calcext:value-type="string">
            <text:p>FV Time</text:p>
          </table:table-cell>
          <table:table-cell office:value-type="string" calcext:value-type="string">
            <text:p>Pixels Mapped</text:p>
          </table:table-cell>
          <table:table-cell office:value-type="string" calcext:value-type="string">
            <text:p>Pixels Blended</text:p>
          </table:table-cell>
          <table:table-cell/>
        </table:table-row>
        <table:table-row table:style-name="ro1">
          <table:table-cell/>
          <table:table-cell office:value-type="float" office:value="1840" calcext:value-type="float">
            <text:p>1840</text:p>
          </table:table-cell>
          <table:table-cell office:value-type="float" office:value="7776000" calcext:value-type="float">
            <text:p>7776000</text:p>
          </table:table-cell>
          <table:table-cell office:value-type="float" office:value="584883392" calcext:value-type="float">
            <text:p>584883392</text:p>
          </table:table-cell>
          <table:table-cell office:value-type="float" office:value="71663616000" calcext:value-type="float">
            <text:p>71663616000</text:p>
          </table:table-cell>
          <table:table-cell office:value-type="float" office:value="286654464000" calcext:value-type="float">
            <text:p>286654464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878720000" calcext:value-type="float">
            <text:p>238878720000</text:p>
          </table:table-cell>
          <table:table-cell office:value-type="float" office:value="1051066368000" calcext:value-type="float">
            <text:p>1051066368000</text:p>
          </table:table-cell>
          <table:table-cell office:value-type="float" office:value="3434907136" calcext:value-type="float">
            <text:p>3434907136</text:p>
          </table:table-cell>
          <table:table-cell office:value-type="float" office:value="27479257088" calcext:value-type="float">
            <text:p>27479257088</text:p>
          </table:table-cell>
          <table:table-cell office:value-type="float" office:value="23887872000" calcext:value-type="float">
            <text:p>23887872000</text:p>
          </table:table-cell>
          <table:table-cell office:value-type="float" office:value="95551488000" calcext:value-type="float">
            <text:p>95551488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3248000" calcext:value-type="float">
            <text:p>373248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style-name="Default"/>
          <table:table-cell table:number-columns-repeated="19"/>
        </table:table-row>
        <table:table-row table:style-name="ro3">
          <table:table-cell office:value-type="string" calcext:value-type="string">
            <text:p>Third pass without GL and with DctTiler underflow fix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Commands Sent</text:p>
          </table:table-cell>
          <table:table-cell office:value-type="string" calcext:value-type="string">
            <text:p>Bytes Transmitted</text:p>
          </table:table-cell>
          <table:table-cell office:value-type="string" calcext:value-type="string">
            <text:p>IV Num Reads</text:p>
          </table:table-cell>
          <table:table-cell office:value-type="string" calcext:value-type="string">
            <text:p>IV Bytes Read</text:p>
          </table:table-cell>
          <table:table-cell office:value-type="string" calcext:value-type="string">
            <text:p>IV Num Writes</text:p>
          </table:table-cell>
          <table:table-cell office:value-type="string" calcext:value-type="string">
            <text:p>IV Bytes Written</text:p>
          </table:table-cell>
          <table:table-cell office:value-type="string" calcext:value-type="string">
            <text:p>CP Num Reads</text:p>
          </table:table-cell>
          <table:table-cell office:value-type="string" calcext:value-type="string">
            <text:p>CP Bytes Read</text:p>
          </table:table-cell>
          <table:table-cell office:value-type="string" calcext:value-type="string">
            <text:p>CP Num Writes</text:p>
          </table:table-cell>
          <table:table-cell office:value-type="string" calcext:value-type="string">
            <text:p>CP Bytes Written</text:p>
          </table:table-cell>
          <table:table-cell office:value-type="string" calcext:value-type="string">
            <text:p>FV Num Reads</text:p>
          </table:table-cell>
          <table:table-cell office:value-type="string" calcext:value-type="string">
            <text:p>FV Bytes Read</text:p>
          </table:table-cell>
          <table:table-cell office:value-type="string" calcext:value-type="string">
            <text:p>FV Num Writes</text:p>
          </table:table-cell>
          <table:table-cell office:value-type="string" calcext:value-type="string">
            <text:p>FV Bytes Written</text:p>
          </table:table-cell>
          <table:table-cell office:value-type="string" calcext:value-type="string">
            <text:p>FV Time</text:p>
          </table:table-cell>
          <table:table-cell office:value-type="string" calcext:value-type="string">
            <text:p>Pixels Mapped</text:p>
          </table:table-cell>
          <table:table-cell office:value-type="string" calcext:value-type="string">
            <text:p>Pixels Blended</text:p>
          </table:table-cell>
          <table:table-cell/>
        </table:table-row>
        <table:table-row table:style-name="ro1">
          <table:table-cell/>
          <table:table-cell office:value-type="float" office:value="2411" calcext:value-type="float">
            <text:p>2411</text:p>
          </table:table-cell>
          <table:table-cell office:value-type="float" office:value="7776000" calcext:value-type="float">
            <text:p>7776000</text:p>
          </table:table-cell>
          <table:table-cell office:value-type="float" office:value="584898744" calcext:value-type="float">
            <text:p>584898744</text:p>
          </table:table-cell>
          <table:table-cell office:value-type="float" office:value="95551488000" calcext:value-type="float">
            <text:p>95551488000</text:p>
          </table:table-cell>
          <table:table-cell office:value-type="float" office:value="382205952000" calcext:value-type="float">
            <text:p>38220595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8504960000" calcext:value-type="float">
            <text:p>318504960000</text:p>
          </table:table-cell>
          <table:table-cell office:value-type="float" office:value="1401421824000" calcext:value-type="float">
            <text:p>1401421824000</text:p>
          </table:table-cell>
          <table:table-cell office:value-type="float" office:value="3435029952" calcext:value-type="float">
            <text:p>3435029952</text:p>
          </table:table-cell>
          <table:table-cell office:value-type="float" office:value="27480239616" calcext:value-type="float">
            <text:p>27480239616</text:p>
          </table:table-cell>
          <table:table-cell office:value-type="float" office:value="31850496000" calcext:value-type="float">
            <text:p>31850496000</text:p>
          </table:table-cell>
          <table:table-cell office:value-type="float" office:value="127401984000" calcext:value-type="float">
            <text:p>127401984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7664000" calcext:value-type="float">
            <text:p>497664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2">
          <table:table-cell office:value-type="string" calcext:value-type="string">
            <text:p>Fourth pass without GL and with DctTiler underflow fix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Commands Sent</text:p>
          </table:table-cell>
          <table:table-cell office:value-type="string" calcext:value-type="string">
            <text:p>Bytes Transmitted</text:p>
          </table:table-cell>
          <table:table-cell office:value-type="string" calcext:value-type="string">
            <text:p>IV Num Reads</text:p>
          </table:table-cell>
          <table:table-cell office:value-type="string" calcext:value-type="string">
            <text:p>IV Bytes Read</text:p>
          </table:table-cell>
          <table:table-cell office:value-type="string" calcext:value-type="string">
            <text:p>IV Num Writes</text:p>
          </table:table-cell>
          <table:table-cell office:value-type="string" calcext:value-type="string">
            <text:p>IV Bytes Written</text:p>
          </table:table-cell>
          <table:table-cell office:value-type="string" calcext:value-type="string">
            <text:p>CP Num Reads</text:p>
          </table:table-cell>
          <table:table-cell office:value-type="string" calcext:value-type="string">
            <text:p>CP Bytes Read</text:p>
          </table:table-cell>
          <table:table-cell office:value-type="string" calcext:value-type="string">
            <text:p>CP Num Writes</text:p>
          </table:table-cell>
          <table:table-cell office:value-type="string" calcext:value-type="string">
            <text:p>CP Bytes Written</text:p>
          </table:table-cell>
          <table:table-cell office:value-type="string" calcext:value-type="string">
            <text:p>FV Num Reads</text:p>
          </table:table-cell>
          <table:table-cell office:value-type="string" calcext:value-type="string">
            <text:p>FV Bytes Read</text:p>
          </table:table-cell>
          <table:table-cell office:value-type="string" calcext:value-type="string">
            <text:p>FV Num Writes</text:p>
          </table:table-cell>
          <table:table-cell office:value-type="string" calcext:value-type="string">
            <text:p>FV Bytes Written</text:p>
          </table:table-cell>
          <table:table-cell office:value-type="string" calcext:value-type="string">
            <text:p>FV Time</text:p>
          </table:table-cell>
          <table:table-cell office:value-type="string" calcext:value-type="string">
            <text:p>Pixels Mapped</text:p>
          </table:table-cell>
          <table:table-cell office:value-type="string" calcext:value-type="string">
            <text:p>Pixels Blended</text:p>
          </table:table-cell>
          <table:table-cell/>
        </table:table-row>
        <table:table-row table:style-name="ro1">
          <table:table-cell/>
          <table:table-cell office:value-type="float" office:value="2411" calcext:value-type="float">
            <text:p>2411</text:p>
          </table:table-cell>
          <table:table-cell office:value-type="float" office:value="7776000" calcext:value-type="float">
            <text:p>7776000</text:p>
          </table:table-cell>
          <table:table-cell office:value-type="float" office:value="584898744" calcext:value-type="float">
            <text:p>584898744</text:p>
          </table:table-cell>
          <table:table-cell office:value-type="float" office:value="95551488000" calcext:value-type="float">
            <text:p>95551488000</text:p>
          </table:table-cell>
          <table:table-cell office:value-type="float" office:value="382205952000" calcext:value-type="float">
            <text:p>38220595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8504960000" calcext:value-type="float">
            <text:p>318504960000</text:p>
          </table:table-cell>
          <table:table-cell office:value-type="float" office:value="1401421824000" calcext:value-type="float">
            <text:p>1401421824000</text:p>
          </table:table-cell>
          <table:table-cell office:value-type="float" office:value="3435029952" calcext:value-type="float">
            <text:p>3435029952</text:p>
          </table:table-cell>
          <table:table-cell office:value-type="float" office:value="27480239616" calcext:value-type="float">
            <text:p>27480239616</text:p>
          </table:table-cell>
          <table:table-cell office:value-type="float" office:value="31850496000" calcext:value-type="float">
            <text:p>31850496000</text:p>
          </table:table-cell>
          <table:table-cell office:value-type="float" office:value="127401984000" calcext:value-type="float">
            <text:p>127401984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7664000" calcext:value-type="float">
            <text:p>497664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3" office:value-type="string" calcext:value-type="string">
            <text:p>Jumbotron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irst pass without GL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Commands Sent</text:p>
          </table:table-cell>
          <table:table-cell office:value-type="string" calcext:value-type="string">
            <text:p>Bytes Transmitted</text:p>
          </table:table-cell>
          <table:table-cell office:value-type="string" calcext:value-type="string">
            <text:p>IV Num Reads</text:p>
          </table:table-cell>
          <table:table-cell office:value-type="string" calcext:value-type="string">
            <text:p>IV Bytes Read</text:p>
          </table:table-cell>
          <table:table-cell office:value-type="string" calcext:value-type="string">
            <text:p>IV Num Writes</text:p>
          </table:table-cell>
          <table:table-cell office:value-type="string" calcext:value-type="string">
            <text:p>IV Bytes Written</text:p>
          </table:table-cell>
          <table:table-cell office:value-type="string" calcext:value-type="string">
            <text:p>CP Num Reads</text:p>
          </table:table-cell>
          <table:table-cell office:value-type="string" calcext:value-type="string">
            <text:p>CP Bytes Read</text:p>
          </table:table-cell>
          <table:table-cell office:value-type="string" calcext:value-type="string">
            <text:p>CP Num Writes</text:p>
          </table:table-cell>
          <table:table-cell office:value-type="string" calcext:value-type="string">
            <text:p>CP Bytes Written</text:p>
          </table:table-cell>
          <table:table-cell office:value-type="string" calcext:value-type="string">
            <text:p>FV Num Reads</text:p>
          </table:table-cell>
          <table:table-cell office:value-type="string" calcext:value-type="string">
            <text:p>FV Bytes Read</text:p>
          </table:table-cell>
          <table:table-cell office:value-type="string" calcext:value-type="string">
            <text:p>FV Num Writes</text:p>
          </table:table-cell>
          <table:table-cell office:value-type="string" calcext:value-type="string">
            <text:p>FV Bytes Written</text:p>
          </table:table-cell>
          <table:table-cell office:value-type="string" calcext:value-type="string">
            <text:p>FV Time</text:p>
          </table:table-cell>
          <table:table-cell office:value-type="string" calcext:value-type="string">
            <text:p>Pixels Mapped</text:p>
          </table:table-cell>
          <table:table-cell office:value-type="string" calcext:value-type="string">
            <text:p>Pixels Blended</text:p>
          </table:table-cell>
          <table:table-cell/>
        </table:table-row>
        <table:table-row table:style-name="ro1">
          <table:table-cell/>
          <table:table-cell office:value-type="float" office:value="1206" calcext:value-type="float">
            <text:p>1206</text:p>
          </table:table-cell>
          <table:table-cell office:value-type="float" office:value="15552000" calcext:value-type="float">
            <text:p>15552000</text:p>
          </table:table-cell>
          <table:table-cell office:value-type="float" office:value="990280568" calcext:value-type="float">
            <text:p>990280568</text:p>
          </table:table-cell>
          <table:table-cell office:value-type="float" office:value="191102976000" calcext:value-type="float">
            <text:p>191102976000</text:p>
          </table:table-cell>
          <table:table-cell office:value-type="float" office:value="764411904000" calcext:value-type="float">
            <text:p>764411904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7009920000" calcext:value-type="float">
            <text:p>637009920000</text:p>
          </table:table-cell>
          <table:table-cell office:value-type="float" office:value="2802843648000" calcext:value-type="float">
            <text:p>2802843648000</text:p>
          </table:table-cell>
          <table:table-cell office:value-type="float" office:value="5433924544" calcext:value-type="float">
            <text:p>5433924544</text:p>
          </table:table-cell>
          <table:table-cell office:value-type="float" office:value="43471396352" calcext:value-type="float">
            <text:p>43471396352</text:p>
          </table:table-cell>
          <table:table-cell office:value-type="float" office:value="63700992000" calcext:value-type="float">
            <text:p>63700992000</text:p>
          </table:table-cell>
          <table:table-cell office:value-type="float" office:value="254803968000" calcext:value-type="float">
            <text:p>254803968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5328000" calcext:value-type="float">
            <text:p>995328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 table:number-rows-repeated="3">
          <table:table-cell table:number-columns-repeated="20"/>
        </table:table-row>
        <table:table-row table:style-name="ro1">
          <table:table-cell office:value-type="string" calcext:value-type="string">
            <text:p>Second <text:s/>pass without GL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Commands Sent</text:p>
          </table:table-cell>
          <table:table-cell office:value-type="string" calcext:value-type="string">
            <text:p>Bytes Transmitted</text:p>
          </table:table-cell>
          <table:table-cell office:value-type="string" calcext:value-type="string">
            <text:p>IV Num Reads</text:p>
          </table:table-cell>
          <table:table-cell office:value-type="string" calcext:value-type="string">
            <text:p>IV Bytes Read</text:p>
          </table:table-cell>
          <table:table-cell office:value-type="string" calcext:value-type="string">
            <text:p>IV Num Writes</text:p>
          </table:table-cell>
          <table:table-cell office:value-type="string" calcext:value-type="string">
            <text:p>IV Bytes Written</text:p>
          </table:table-cell>
          <table:table-cell office:value-type="string" calcext:value-type="string">
            <text:p>CP Num Reads</text:p>
          </table:table-cell>
          <table:table-cell office:value-type="string" calcext:value-type="string">
            <text:p>CP Bytes Read</text:p>
          </table:table-cell>
          <table:table-cell office:value-type="string" calcext:value-type="string">
            <text:p>CP Num Writes</text:p>
          </table:table-cell>
          <table:table-cell office:value-type="string" calcext:value-type="string">
            <text:p>CP Bytes Written</text:p>
          </table:table-cell>
          <table:table-cell office:value-type="string" calcext:value-type="string">
            <text:p>FV Num Reads</text:p>
          </table:table-cell>
          <table:table-cell office:value-type="string" calcext:value-type="string">
            <text:p>FV Bytes Read</text:p>
          </table:table-cell>
          <table:table-cell office:value-type="string" calcext:value-type="string">
            <text:p>FV Num Writes</text:p>
          </table:table-cell>
          <table:table-cell office:value-type="string" calcext:value-type="string">
            <text:p>FV Bytes Written</text:p>
          </table:table-cell>
          <table:table-cell office:value-type="string" calcext:value-type="string">
            <text:p>FV Time</text:p>
          </table:table-cell>
          <table:table-cell office:value-type="string" calcext:value-type="string">
            <text:p>Pixels Mapped</text:p>
          </table:table-cell>
          <table:table-cell office:value-type="string" calcext:value-type="string">
            <text:p>Pixels Blended</text:p>
          </table:table-cell>
          <table:table-cell/>
        </table:table-row>
        <table:table-row table:style-name="ro1">
          <table:table-cell/>
          <table:table-cell office:value-type="float" office:value="1206" calcext:value-type="float">
            <text:p>1206</text:p>
          </table:table-cell>
          <table:table-cell office:value-type="float" office:value="15552000" calcext:value-type="float">
            <text:p>15552000</text:p>
          </table:table-cell>
          <table:table-cell office:value-type="float" office:value="990280568" calcext:value-type="float">
            <text:p>990280568</text:p>
          </table:table-cell>
          <table:table-cell office:value-type="float" office:value="191102976000" calcext:value-type="float">
            <text:p>191102976000</text:p>
          </table:table-cell>
          <table:table-cell office:value-type="float" office:value="764411904000" calcext:value-type="float">
            <text:p>764411904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7009920000" calcext:value-type="float">
            <text:p>637009920000</text:p>
          </table:table-cell>
          <table:table-cell office:value-type="float" office:value="2802843648000" calcext:value-type="float">
            <text:p>2802843648000</text:p>
          </table:table-cell>
          <table:table-cell office:value-type="float" office:value="5433924544" calcext:value-type="float">
            <text:p>5433924544</text:p>
          </table:table-cell>
          <table:table-cell office:value-type="float" office:value="43471396352" calcext:value-type="float">
            <text:p>43471396352</text:p>
          </table:table-cell>
          <table:table-cell office:value-type="float" office:value="63700992000" calcext:value-type="float">
            <text:p>63700992000</text:p>
          </table:table-cell>
          <table:table-cell office:value-type="float" office:value="254803968000" calcext:value-type="float">
            <text:p>254803968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5328000" calcext:value-type="float">
            <text:p>995328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4">
          <table:table-cell table:style-name="ce3" office:value-type="string" calcext:value-type="string">
            <text:p>Billboard</text:p>
          </table:table-cell>
          <table:table-cell table:number-columns-repeated="19"/>
        </table:table-row>
        <table:table-row table:style-name="ro4">
          <table:table-cell office:value-type="string" calcext:value-type="string">
            <text:p>First pass without GL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Commands Sent</text:p>
          </table:table-cell>
          <table:table-cell office:value-type="string" calcext:value-type="string">
            <text:p>Bytes Transmitted</text:p>
          </table:table-cell>
          <table:table-cell office:value-type="string" calcext:value-type="string">
            <text:p>IV Num Reads</text:p>
          </table:table-cell>
          <table:table-cell office:value-type="string" calcext:value-type="string">
            <text:p>IV Bytes Read</text:p>
          </table:table-cell>
          <table:table-cell office:value-type="string" calcext:value-type="string">
            <text:p>IV Num Writes</text:p>
          </table:table-cell>
          <table:table-cell office:value-type="string" calcext:value-type="string">
            <text:p>IV Bytes Written</text:p>
          </table:table-cell>
          <table:table-cell office:value-type="string" calcext:value-type="string">
            <text:p>CP Num Reads</text:p>
          </table:table-cell>
          <table:table-cell office:value-type="string" calcext:value-type="string">
            <text:p>CP Bytes Read</text:p>
          </table:table-cell>
          <table:table-cell office:value-type="string" calcext:value-type="string">
            <text:p>CP Num Writes</text:p>
          </table:table-cell>
          <table:table-cell office:value-type="string" calcext:value-type="string">
            <text:p>CP Bytes Written</text:p>
          </table:table-cell>
          <table:table-cell office:value-type="string" calcext:value-type="string">
            <text:p>FV Num Reads</text:p>
          </table:table-cell>
          <table:table-cell office:value-type="string" calcext:value-type="string">
            <text:p>FV Bytes Read</text:p>
          </table:table-cell>
          <table:table-cell office:value-type="string" calcext:value-type="string">
            <text:p>FV Num Writes</text:p>
          </table:table-cell>
          <table:table-cell office:value-type="string" calcext:value-type="string">
            <text:p>FV Bytes Written</text:p>
          </table:table-cell>
          <table:table-cell office:value-type="string" calcext:value-type="string">
            <text:p>FV Time</text:p>
          </table:table-cell>
          <table:table-cell office:value-type="string" calcext:value-type="string">
            <text:p>Pixels Mapped</text:p>
          </table:table-cell>
          <table:table-cell office:value-type="string" calcext:value-type="string">
            <text:p>Pixels Blended</text:p>
          </table:table-cell>
          <table:table-cell/>
        </table:table-row>
        <table:table-row table:style-name="ro1">
          <table:table-cell/>
          <table:table-cell office:value-type="float" office:value="1447" calcext:value-type="float">
            <text:p>1447</text:p>
          </table:table-cell>
          <table:table-cell office:value-type="float" office:value="7776000" calcext:value-type="float">
            <text:p>7776000</text:p>
          </table:table-cell>
          <table:table-cell office:value-type="float" office:value="439661232" calcext:value-type="float">
            <text:p>439661232</text:p>
          </table:table-cell>
          <table:table-cell office:value-type="float" office:value="95551488000" calcext:value-type="float">
            <text:p>95551488000</text:p>
          </table:table-cell>
          <table:table-cell office:value-type="float" office:value="382205952000" calcext:value-type="float">
            <text:p>38220595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8504960000" calcext:value-type="float">
            <text:p>318504960000</text:p>
          </table:table-cell>
          <table:table-cell office:value-type="float" office:value="1401421824000" calcext:value-type="float">
            <text:p>1401421824000</text:p>
          </table:table-cell>
          <table:table-cell office:value-type="float" office:value="2273129856" calcext:value-type="float">
            <text:p>2273129856</text:p>
          </table:table-cell>
          <table:table-cell office:value-type="float" office:value="18185038848" calcext:value-type="float">
            <text:p>18185038848</text:p>
          </table:table-cell>
          <table:table-cell office:value-type="float" office:value="31850496000" calcext:value-type="float">
            <text:p>31850496000</text:p>
          </table:table-cell>
          <table:table-cell office:value-type="float" office:value="127401984000" calcext:value-type="float">
            <text:p>127401984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7664000" calcext:value-type="float">
            <text:p>497664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 table:number-rows-repeated="3">
          <table:table-cell table:number-columns-repeated="20"/>
        </table:table-row>
        <table:table-row table:style-name="ro4">
          <table:table-cell office:value-type="string" calcext:value-type="string">
            <text:p>Second <text:s/>pass without GL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Commands Sent</text:p>
          </table:table-cell>
          <table:table-cell office:value-type="string" calcext:value-type="string">
            <text:p>Bytes Transmitted</text:p>
          </table:table-cell>
          <table:table-cell office:value-type="string" calcext:value-type="string">
            <text:p>IV Num Reads</text:p>
          </table:table-cell>
          <table:table-cell office:value-type="string" calcext:value-type="string">
            <text:p>IV Bytes Read</text:p>
          </table:table-cell>
          <table:table-cell office:value-type="string" calcext:value-type="string">
            <text:p>IV Num Writes</text:p>
          </table:table-cell>
          <table:table-cell office:value-type="string" calcext:value-type="string">
            <text:p>IV Bytes Written</text:p>
          </table:table-cell>
          <table:table-cell office:value-type="string" calcext:value-type="string">
            <text:p>CP Num Reads</text:p>
          </table:table-cell>
          <table:table-cell office:value-type="string" calcext:value-type="string">
            <text:p>CP Bytes Read</text:p>
          </table:table-cell>
          <table:table-cell office:value-type="string" calcext:value-type="string">
            <text:p>CP Num Writes</text:p>
          </table:table-cell>
          <table:table-cell office:value-type="string" calcext:value-type="string">
            <text:p>CP Bytes Written</text:p>
          </table:table-cell>
          <table:table-cell office:value-type="string" calcext:value-type="string">
            <text:p>FV Num Reads</text:p>
          </table:table-cell>
          <table:table-cell office:value-type="string" calcext:value-type="string">
            <text:p>FV Bytes Read</text:p>
          </table:table-cell>
          <table:table-cell office:value-type="string" calcext:value-type="string">
            <text:p>FV Num Writes</text:p>
          </table:table-cell>
          <table:table-cell office:value-type="string" calcext:value-type="string">
            <text:p>FV Bytes Written</text:p>
          </table:table-cell>
          <table:table-cell office:value-type="string" calcext:value-type="string">
            <text:p>FV Time</text:p>
          </table:table-cell>
          <table:table-cell office:value-type="string" calcext:value-type="string">
            <text:p>Pixels Mapped</text:p>
          </table:table-cell>
          <table:table-cell office:value-type="string" calcext:value-type="string">
            <text:p>Pixels Blended</text:p>
          </table:table-cell>
          <table:table-cell/>
        </table:table-row>
        <table:table-row table:style-name="ro1">
          <table:table-cell/>
          <table:table-cell office:value-type="float" office:value="1447" calcext:value-type="float">
            <text:p>1447</text:p>
          </table:table-cell>
          <table:table-cell office:value-type="float" office:value="7776000" calcext:value-type="float">
            <text:p>7776000</text:p>
          </table:table-cell>
          <table:table-cell office:value-type="float" office:value="439661232" calcext:value-type="float">
            <text:p>439661232</text:p>
          </table:table-cell>
          <table:table-cell office:value-type="float" office:value="95551488000" calcext:value-type="float">
            <text:p>95551488000</text:p>
          </table:table-cell>
          <table:table-cell office:value-type="float" office:value="382205952000" calcext:value-type="float">
            <text:p>38220595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8504960000" calcext:value-type="float">
            <text:p>318504960000</text:p>
          </table:table-cell>
          <table:table-cell office:value-type="float" office:value="1401421824000" calcext:value-type="float">
            <text:p>1401421824000</text:p>
          </table:table-cell>
          <table:table-cell office:value-type="float" office:value="2273129856" calcext:value-type="float">
            <text:p>2273129856</text:p>
          </table:table-cell>
          <table:table-cell office:value-type="float" office:value="18185038848" calcext:value-type="float">
            <text:p>18185038848</text:p>
          </table:table-cell>
          <table:table-cell office:value-type="float" office:value="31850496000" calcext:value-type="float">
            <text:p>31850496000</text:p>
          </table:table-cell>
          <table:table-cell office:value-type="float" office:value="127401984000" calcext:value-type="float">
            <text:p>127401984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7664000" calcext:value-type="float">
            <text:p>497664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 table:number-rows-repeated="1048540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9T13:06:44.098438298</meta:creation-date>
    <dc:date>2018-07-24T11:25:04.101226993</dc:date>
    <meta:editing-duration>PT2H57M1S</meta:editing-duration>
    <meta:editing-cycles>1</meta:editing-cycles>
    <meta:document-statistic meta:table-count="1" meta:cell-count="307" meta:object-count="0"/>
    <meta:generator>LibreOffice/4.2.8.2$Linux_X86_64 LibreOffice_project/420m0$Build-2</meta:generator>
  </office:meta>
</office:document-meta>
</file>